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 Francisco Display" svg:font-family="'San Francisco Display'"/>
    <style:font-face style:name="SF Pro Display" svg:font-family="'SF Pro Display'" style:font-pitch="variable"/>
    <style:font-face style:name="SF Pro Text" svg:font-family="'SF Pro T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F Pro Text"/>
    </style:style>
    <style:style style:name="P2" style:family="paragraph" style:parent-style-name="Standard">
      <style:text-properties style:font-name="SF Pro Text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style:font-name="SF Pro Text" style:text-underline-style="solid" style:text-underline-width="auto" style:text-underline-color="font-color"/>
    </style:style>
    <style:style style:name="P4" style:family="paragraph" style:parent-style-name="Standard" style:list-style-name="L1">
      <style:text-properties style:font-name="SF Pro Text" style:text-underline-style="none" officeooo:rsid="00109129" officeooo:paragraph-rsid="00109129"/>
    </style:style>
    <style:style style:name="P5" style:family="paragraph" style:parent-style-name="Standard" style:list-style-name="L2">
      <style:text-properties style:font-name="SF Pro Text" officeooo:rsid="00109129" officeooo:paragraph-rsid="00109129"/>
    </style:style>
    <style:style style:name="P6" style:family="paragraph" style:parent-style-name="Standard">
      <style:text-properties style:font-name="SF Pro Text" officeooo:rsid="00109129" officeooo:paragraph-rsid="00109129"/>
    </style:style>
    <style:style style:name="T1" style:family="text">
      <style:text-properties officeooo:rsid="001091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 130</text:p>
      <text:p text:style-name="P2">Midterm 1 Study Guide</text:p>
      <text:p text:style-name="P2"/>
      <text:p text:style-name="P3">What to Expect</text:p>
      <text:list xml:id="list1449687122" text:style-name="L1">
        <text:list-item>
          <text:p text:style-name="P4">Proctored in-class Wednesday, October 6 – must be completed in class</text:p>
        </text:list-item>
        <text:list-item>
          <text:p text:style-name="P4">Online in Moodle</text:p>
        </text:list-item>
        <text:list-item>
          <text:p text:style-name="P4">25 multiple choice questions</text:p>
        </text:list-item>
        <text:list-item>
          <text:p text:style-name="P4">Each question worth 4 points – no partial credit</text:p>
        </text:list-item>
        <text:list-item>
          <text:p text:style-name="P4">You may use the following resources and materials:</text:p>
          <text:list>
            <text:list-item>
              <text:p text:style-name="P4">Pencil</text:p>
            </text:list-item>
            <text:list-item>
              <text:p text:style-name="P4">One page (front/back; 8.5” x 11”) notes</text:p>
            </text:list-item>
            <text:list-item>
              <text:p text:style-name="P4">Blank scratch paper (provided by proctor)</text:p>
            </text:list-item>
            <text:list-item>
              <text:p text:style-name="P4">Blank graph paper (provided by proctor)</text:p>
            </text:list-item>
            <text:list-item>
              <text:p text:style-name="P4">Graphing calculator</text:p>
            </text:list-item>
            <text:list-item>
              <text:p text:style-name="P4">Laptop (only to be used to take quiz)</text:p>
            </text:list-item>
          </text:list>
        </text:list-item>
        <text:list-item>
          <text:p text:style-name="P4">GeoGebra will be provided for problems on which you might find it useful</text:p>
        </text:list-item>
      </text:list>
      <text:p text:style-name="P1"/>
      <text:p text:style-name="P3">Suggested Preparation</text:p>
      <text:list xml:id="list36120398" text:style-name="L2">
        <text:list-item>
          <text:p text:style-name="P5">Complete Exam 1 Study Guide in Moodle</text:p>
        </text:list-item>
      </text:list>
      <text:p text:style-name="P6"/>
      <text:p text:style-name="P1">You are safe to assume that any problem type not covered in the s<text:span text:style-name="T1">tudy guide will not be present on the exam.</text:span></text:p>
      <text:p text:style-name="P1">which you will have access to GeoGebra.</text:p>
      <text:p text:style-name="P1"/>
      <text:p text:style-name="P1">If at any point in your preparation you have a question, please do not hesitate to reach out to me at my Sandburg email. Also, remember that we will have a meeting at 6:30 pm on Monday (link is in Moodle); this is a great opportunity for you to get any final questions answered.</text:p>
      <text:p text:style-name="P1"/>
      <text:p text:style-name="P1">Good luck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 Francisco Display" svg:font-family="'San Francisco Display'"/>
    <style:font-face style:name="SF Pro Display" svg:font-family="'SF Pro Display'" style:font-pitch="variable"/>
    <style:font-face style:name="SF Pro Text" svg:font-family="'SF Pro T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5:19:52.716663383</meta:creation-date>
    <dc:date>2021-09-28T15:30:25.664774792</dc:date>
    <meta:editing-duration>PT10M9S</meta:editing-duration>
    <meta:editing-cycles>2</meta:editing-cycles>
    <meta:generator>LibreOffice/7.1.4.2$Linux_X86_64 LibreOffice_project/10$Build-2</meta:generator>
    <meta:document-statistic meta:table-count="0" meta:image-count="0" meta:object-count="0" meta:page-count="1" meta:paragraph-count="21" meta:word-count="192" meta:character-count="1011" meta:non-whitespace-character-count="851"/>
  </office:meta>
</office:document-meta>
</file>